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521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6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9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0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11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sort_k2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rzestawienia_insort</text:p>
          </table:table-cell>
          <table:table-cell office:value-type="string" calcext:value-type="string">
            <text:p>porównania_in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" calcext:value-type="float">
            <text:p>14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5" calcext:value-type="float">
            <text:p>13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Tabela przestawna_insort_k200_1" table:style-name="ta1">
        <table:shapes>
          <draw:frame draw:z-index="0" draw:style-name="gr1" draw:text-style-name="P1" svg:width="15.999cm" svg:height="9.012cm" svg:x="1.071cm" svg:y="10.517cm">
            <draw:object draw:notify-on-update-of-ranges="'Tabela przestawna_insort_k200_1'.A2:'Tabela przestawna_insort_k200_1'.A2 'Tabela przestawna_insort_k200_1'.A3:'Tabela przestawna_insort_k200_1'.A22 'Tabela przestawna_insort_k200_1'.B2:'Tabela przestawna_insort_k200_1'.B2 'Tabela przestawna_insort_k200_1'.B3:'Tabela przestawna_insort_k200_1'.B22 'Tabela przestawna_insort_k200_1'.G2:'Tabela przestawna_insort_k200_1'.G2 'Tabela przestawna_insort_k200_1'.G3:'Tabela przestawna_insort_k200_1'.G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9.012cm" svg:x="17.848cm" svg:y="10.63cm">
            <draw:object draw:notify-on-update-of-ranges="'Tabela przestawna_insort_k200_1'.A2:'Tabela przestawna_insort_k200_1'.A2 'Tabela przestawna_insort_k200_1'.A3:'Tabela przestawna_insort_k200_1'.A22 'Tabela przestawna_insort_k200_1'.C2:'Tabela przestawna_insort_k200_1'.C2 'Tabela przestawna_insort_k200_1'.C3:'Tabela przestawna_insort_k200_1'.C22 'Tabela przestawna_insort_k200_1'.H2:'Tabela przestawna_insort_k200_1'.H2 'Tabela przestawna_insort_k200_1'.H3:'Tabela przestawna_insort_k200_1'.H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cm" svg:height="9.012cm" svg:x="0.974cm" svg:y="20.152cm">
            <draw:object draw:notify-on-update-of-ranges="'Tabela przestawna_insort_k200_1'.A2:'Tabela przestawna_insort_k200_1'.A2 'Tabela przestawna_insort_k200_1'.A3:'Tabela przestawna_insort_k200_1'.A10 'Tabela przestawna_insort_k200_1'.B2:'Tabela przestawna_insort_k200_1'.B2 'Tabela przestawna_insort_k200_1'.B3:'Tabela przestawna_insort_k200_1'.B10 'Tabela przestawna_insort_k200_1'.G2:'Tabela przestawna_insort_k200_1'.G2 'Tabela przestawna_insort_k200_1'.G3:'Tabela przestawna_insort_k200_1'.G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.003cm" svg:height="9.031cm" svg:x="17.516cm" svg:y="20.195cm">
            <draw:object draw:notify-on-update-of-ranges="'Tabela przestawna_insort_k200_1'.A2:'Tabela przestawna_insort_k200_1'.A2 'Tabela przestawna_insort_k200_1'.A3:'Tabela przestawna_insort_k200_1'.A10 'Tabela przestawna_insort_k200_1'.C2:'Tabela przestawna_insort_k200_1'.C2 'Tabela przestawna_insort_k200_1'.C3:'Tabela przestawna_insort_k200_1'.C10 'Tabela przestawna_insort_k200_1'.H2:'Tabela przestawna_insort_k200_1'.H2 'Tabela przestawna_insort_k200_1'.H3:'Tabela przestawna_insort_k200_1'.H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default-cell-style-name="ce3"/>
        <table:table-column table:style-name="co4" table:default-cell-style-name="ce6"/>
        <table:table-column table:style-name="co4" table:default-cell-style-name="ce10"/>
        <table:table-column table:style-name="co4" table:number-columns-repeated="2" table:default-cell-style-name="Default"/>
        <table:table-column table:style-name="co4" table:default-cell-style-name="ce3"/>
        <table:table-column table:style-name="co4" table:default-cell-style-name="ce6"/>
        <table:table-column table:style-name="co4" table:default-cell-style-name="ce10"/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Średnia - przestawienia_insort</text:p>
          </table:table-cell>
          <table:table-cell table:style-name="ce8" office:value-type="string" calcext:value-type="string">
            <text:p>Średnia - porównania_insort</text:p>
          </table:table-cell>
          <table:table-cell table:number-columns-repeated="2"/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Średnia - przestawienia_quick</text:p>
          </table:table-cell>
          <table:table-cell table:style-name="ce8" office:value-type="string" calcext:value-type="string">
            <text:p>Średnia - porównania_quick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3" calcext:value-type="float">
            <text:p>0,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.66" calcext:value-type="float">
            <text:p>1,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25" calcext:value-type="float">
            <text:p>2,325</text:p>
          </table:table-cell>
          <table:table-cell office:value-type="float" office:value="2.59" calcext:value-type="float">
            <text:p>2,5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.245" calcext:value-type="float">
            <text:p>3,245</text:p>
          </table:table-cell>
          <table:table-cell office:value-type="float" office:value="2.675" calcext:value-type="float">
            <text:p>2,6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65" calcext:value-type="float">
            <text:p>4,165</text:p>
          </table:table-cell>
          <table:table-cell office:value-type="float" office:value="4.635" calcext:value-type="float">
            <text:p>4,63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.13" calcext:value-type="float">
            <text:p>5,13</text:p>
          </table:table-cell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185" calcext:value-type="float">
            <text:p>7,185</text:p>
          </table:table-cell>
          <table:table-cell office:value-type="float" office:value="7.545" calcext:value-type="float">
            <text:p>7,54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.145" calcext:value-type="float">
            <text:p>7,145</text:p>
          </table:table-cell>
          <table:table-cell office:value-type="float" office:value="7.58" calcext:value-type="float">
            <text:p>7,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355" calcext:value-type="float">
            <text:p>10,355</text:p>
          </table:table-cell>
          <table:table-cell office:value-type="float" office:value="10.63" calcext:value-type="float">
            <text:p>10,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.495" calcext:value-type="float">
            <text:p>9,495</text:p>
          </table:table-cell>
          <table:table-cell office:value-type="float" office:value="10.325" calcext:value-type="float">
            <text:p>10,3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615" calcext:value-type="float">
            <text:p>13,615</text:p>
          </table:table-cell>
          <table:table-cell office:value-type="float" office:value="14.04" calcext:value-type="float">
            <text:p>14,0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.825" calcext:value-type="float">
            <text:p>11,825</text:p>
          </table:table-cell>
          <table:table-cell office:value-type="float" office:value="13.49" calcext:value-type="float">
            <text:p>13,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06" calcext:value-type="float">
            <text:p>18,06</text:p>
          </table:table-cell>
          <table:table-cell office:value-type="float" office:value="18.465" calcext:value-type="float">
            <text:p>18,46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4.685" calcext:value-type="float">
            <text:p>14,685</text:p>
          </table:table-cell>
          <table:table-cell office:value-type="float" office:value="17.365" calcext:value-type="float">
            <text:p>17,3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.79" calcext:value-type="float">
            <text:p>22,79</text:p>
          </table:table-cell>
          <table:table-cell office:value-type="float" office:value="23.165" calcext:value-type="float">
            <text:p>23,16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.48" calcext:value-type="float">
            <text:p>17,48</text:p>
          </table:table-cell>
          <table:table-cell office:value-type="float" office:value="20.575" calcext:value-type="float">
            <text:p>20,5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.42" calcext:value-type="float">
            <text:p>28,42</text:p>
          </table:table-cell>
          <table:table-cell office:value-type="float" office:value="28.87" calcext:value-type="float">
            <text:p>28,8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9.8" calcext:value-type="float">
            <text:p>19,8</text:p>
          </table:table-cell>
          <table:table-cell office:value-type="float" office:value="24.535" calcext:value-type="float">
            <text:p>24,5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.655" calcext:value-type="float">
            <text:p>34,655</text:p>
          </table:table-cell>
          <table:table-cell office:value-type="float" office:value="35.12" calcext:value-type="float">
            <text:p>35,1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2.51" calcext:value-type="float">
            <text:p>22,51</text:p>
          </table:table-cell>
          <table:table-cell office:value-type="float" office:value="28.57" calcext:value-type="float">
            <text:p>28,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.62" calcext:value-type="float">
            <text:p>41,62</text:p>
          </table:table-cell>
          <table:table-cell office:value-type="float" office:value="41.73" calcext:value-type="float">
            <text:p>41,7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4.865" calcext:value-type="float">
            <text:p>24,865</text:p>
          </table:table-cell>
          <table:table-cell office:value-type="float" office:value="32.515" calcext:value-type="float">
            <text:p>32,5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.645" calcext:value-type="float">
            <text:p>46,645</text:p>
          </table:table-cell>
          <table:table-cell office:value-type="float" office:value="47.08" calcext:value-type="float">
            <text:p>47,0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8.68" calcext:value-type="float">
            <text:p>28,68</text:p>
          </table:table-cell>
          <table:table-cell office:value-type="float" office:value="37.52" calcext:value-type="float">
            <text:p>37,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.935" calcext:value-type="float">
            <text:p>54,935</text:p>
          </table:table-cell>
          <table:table-cell office:value-type="float" office:value="55.225" calcext:value-type="float">
            <text:p>55,22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1.63" calcext:value-type="float">
            <text:p>31,63</text:p>
          </table:table-cell>
          <table:table-cell office:value-type="float" office:value="42.275" calcext:value-type="float">
            <text:p>42,2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.27" calcext:value-type="float">
            <text:p>61,27</text:p>
          </table:table-cell>
          <table:table-cell office:value-type="float" office:value="61.655" calcext:value-type="float">
            <text:p>61,65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4.635" calcext:value-type="float">
            <text:p>34,635</text:p>
          </table:table-cell>
          <table:table-cell office:value-type="float" office:value="46.33" calcext:value-type="float">
            <text:p>46,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9.265" calcext:value-type="float">
            <text:p>69,265</text:p>
          </table:table-cell>
          <table:table-cell office:value-type="float" office:value="69.885" calcext:value-type="float">
            <text:p>69,88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7.75" calcext:value-type="float">
            <text:p>37,75</text:p>
          </table:table-cell>
          <table:table-cell office:value-type="float" office:value="50.215" calcext:value-type="float">
            <text:p>50,2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.445" calcext:value-type="float">
            <text:p>80,445</text:p>
          </table:table-cell>
          <table:table-cell office:value-type="float" office:value="80.8" calcext:value-type="float">
            <text:p>80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0.255" calcext:value-type="float">
            <text:p>40,255</text:p>
          </table:table-cell>
          <table:table-cell office:value-type="float" office:value="55.025" calcext:value-type="float">
            <text:p>55,0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8.315" calcext:value-type="float">
            <text:p>88,315</text:p>
          </table:table-cell>
          <table:table-cell office:value-type="float" office:value="88.72" calcext:value-type="float">
            <text:p>88,7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4.89" calcext:value-type="float">
            <text:p>44,89</text:p>
          </table:table-cell>
          <table:table-cell office:value-type="float" office:value="61.28" calcext:value-type="float">
            <text:p>61,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7.31" calcext:value-type="float">
            <text:p>97,31</text:p>
          </table:table-cell>
          <table:table-cell office:value-type="float" office:value="97.81" calcext:value-type="float">
            <text:p>97,8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6.125" calcext:value-type="float">
            <text:p>46,125</text:p>
          </table:table-cell>
          <table:table-cell office:value-type="float" office:value="64.195" calcext:value-type="float">
            <text:p>64,1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" office:value-type="float" office:value="108.705" calcext:value-type="float">
            <text:p>108,705</text:p>
          </table:table-cell>
          <table:table-cell table:style-name="ce11" office:value-type="float" office:value="108.995" calcext:value-type="float">
            <text:p>108,99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7" office:value-type="float" office:value="51.13" calcext:value-type="float">
            <text:p>51,13</text:p>
          </table:table-cell>
          <table:table-cell table:style-name="ce11" office:value-type="float" office:value="71.235" calcext:value-type="float">
            <text:p>71,2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8T02:14:29.722957699</dc:date>
    <meta:editing-duration>PT10M18S</meta:editing-duration>
    <meta:editing-cycles>1</meta:editing-cycles>
    <meta:document-statistic meta:table-count="2" meta:cell-count="12129" meta:object-count="4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13cm" xlink:href=".." xlink:type="simple" chart:class="chart:line" chart:style-name="ch1">
        <chart:title svg:x="4.345cm" svg:y="0.316cm" chart:style-name="ch2">
          <text:p>Ilość przestawień w zależności od n</text:p>
        </chart:title>
        <chart:legend chart:legend-position="end" svg:x="10.052cm" svg:y="3.958cm" style:legend-expansion="high" chart:style-name="ch3"/>
        <chart:plot-area chart:style-name="ch4" table:cell-range-address="'Tabela przestawna_insort_k200_1'.A2:'Tabela przestawna_insort_k200_1'.B22 'Tabela przestawna_insort_k200_1'.G2:'Tabela przestawna_insort_k200_1'.G22" chart:data-source-has-labels="both" svg:x="0.32cm" svg:y="1.275cm" svg:width="9.412cm" svg:height="7.558cm">
          <chartooo:coordinate-region svg:x="0.941cm" svg:y="1.474cm" svg:width="8.418cm" svg:height="6.712cm"/>
          <chart:axis chart:dimension="x" chart:name="primary-x" chart:style-name="ch5" chartooo:axis-type="auto">
            <chartooo:date-scale/>
            <chart:categories table:cell-range-address="'Tabela przestawna_insort_k200_1'.A3:'Tabela przestawna_insort_k200_1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abela przestawna_insort_k200_1'.B3:'Tabela przestawna_insort_k200_1'.B22" chart:label-cell-address="'Tabela przestawna_insort_k200_1'.B2:'Tabela przestawna_insort_k200_1'.B2" chart:class="chart:line">
            <chart:data-point chart:repeated="20"/>
          </chart:series>
          <chart:series chart:style-name="ch8" chart:values-cell-range-address="'Tabela przestawna_insort_k200_1'.G3:'Tabela przestawna_insort_k200_1'.G22" chart:label-cell-address="'Tabela przestawna_insort_k200_1'.G2:'Tabela przestawna_insort_k200_1'.G2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- przestawienia_insort</text:p>
                <draw:g>
                  <svg:desc>'Tabela przestawna_insort_k200_1'.B2:'Tabela przestawna_insort_k200_1'.B2</svg:desc>
                </draw:g>
              </table:table-cell>
              <table:table-cell office:value-type="string">
                <text:p>Średnia - przestawienia_quick</text:p>
                <draw:g>
                  <svg:desc>'Tabela przestawna_insort_k200_1'.G2:'Tabela przestawna_insort_k200_1'.G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abela przestawna_insort_k200_1'.A3:'Tabela przestawna_insort_k200_1'.A22</svg:desc>
                </draw:g>
              </table:table-cell>
              <table:table-cell office:value-type="float" office:value="0">
                <text:p>0</text:p>
                <draw:g>
                  <svg:desc>'Tabela przestawna_insort_k200_1'.B3:'Tabela przestawna_insort_k200_1'.B22</svg:desc>
                </draw:g>
              </table:table-cell>
              <table:table-cell office:value-type="float" office:value="0">
                <text:p>0</text:p>
                <draw:g>
                  <svg:desc>'Tabela przestawna_insort_k200_1'.G3:'Tabela przestawna_insort_k200_1'.G2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3">
                <text:p>0.73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325">
                <text:p>2.325</text:p>
              </table:table-cell>
              <table:table-cell office:value-type="float" office:value="3.245">
                <text:p>3.2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165">
                <text:p>4.165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185">
                <text:p>7.185</text:p>
              </table:table-cell>
              <table:table-cell office:value-type="float" office:value="7.145">
                <text:p>7.1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.355">
                <text:p>10.355</text:p>
              </table:table-cell>
              <table:table-cell office:value-type="float" office:value="9.495">
                <text:p>9.49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.615">
                <text:p>13.615</text:p>
              </table:table-cell>
              <table:table-cell office:value-type="float" office:value="11.825">
                <text:p>11.8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.06">
                <text:p>18.06</text:p>
              </table:table-cell>
              <table:table-cell office:value-type="float" office:value="14.685">
                <text:p>14.6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2.79">
                <text:p>22.79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.42">
                <text:p>28.42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4.655">
                <text:p>34.655</text:p>
              </table:table-cell>
              <table:table-cell office:value-type="float" office:value="22.51">
                <text:p>22.5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1.62">
                <text:p>41.62</text:p>
              </table:table-cell>
              <table:table-cell office:value-type="float" office:value="24.865">
                <text:p>24.86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6.645">
                <text:p>46.645</text:p>
              </table:table-cell>
              <table:table-cell office:value-type="float" office:value="28.68">
                <text:p>28.6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4.935">
                <text:p>54.935</text:p>
              </table:table-cell>
              <table:table-cell office:value-type="float" office:value="31.63">
                <text:p>31.6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1.27">
                <text:p>61.27</text:p>
              </table:table-cell>
              <table:table-cell office:value-type="float" office:value="34.635">
                <text:p>34.63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9.265">
                <text:p>69.265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0.445">
                <text:p>80.445</text:p>
              </table:table-cell>
              <table:table-cell office:value-type="float" office:value="40.255">
                <text:p>40.25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8.315">
                <text:p>88.315</text:p>
              </table:table-cell>
              <table:table-cell office:value-type="float" office:value="44.89">
                <text:p>44.8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7.31">
                <text:p>97.31</text:p>
              </table:table-cell>
              <table:table-cell office:value-type="float" office:value="46.125">
                <text:p>46.1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705">
                <text:p>108.705</text:p>
              </table:table-cell>
              <table:table-cell office:value-type="float" office:value="51.13">
                <text:p>51.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13cm" xlink:href=".." xlink:type="simple" chart:class="chart:line" chart:style-name="ch1">
        <chart:title svg:x="4.642cm" svg:y="0.336cm" chart:style-name="ch2">
          <text:p>Ilość porównań w zależności od n</text:p>
        </chart:title>
        <chart:legend chart:legend-position="end" svg:x="10.423cm" svg:y="3.958cm" style:legend-expansion="high" chart:style-name="ch3"/>
        <chart:plot-area chart:style-name="ch4" table:cell-range-address="'Tabela przestawna_insort_k200_1'.A2:'Tabela przestawna_insort_k200_1'.A22 'Tabela przestawna_insort_k200_1'.C2:'Tabela przestawna_insort_k200_1'.C22 'Tabela przestawna_insort_k200_1'.H2:'Tabela przestawna_insort_k200_1'.H22" chart:data-source-has-labels="both" svg:x="0.32cm" svg:y="1.275cm" svg:width="9.783cm" svg:height="7.558cm">
          <chartooo:coordinate-region svg:x="0.941cm" svg:y="1.474cm" svg:width="8.79cm" svg:height="6.712cm"/>
          <chart:axis chart:dimension="x" chart:name="primary-x" chart:style-name="ch5" chartooo:axis-type="auto">
            <chartooo:date-scale/>
            <chart:categories table:cell-range-address="'Tabela przestawna_insort_k200_1'.A3:'Tabela przestawna_insort_k200_1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abela przestawna_insort_k200_1'.C3:'Tabela przestawna_insort_k200_1'.C22" chart:label-cell-address="'Tabela przestawna_insort_k200_1'.C2:'Tabela przestawna_insort_k200_1'.C2" chart:class="chart:line">
            <chart:data-point chart:repeated="20"/>
          </chart:series>
          <chart:series chart:style-name="ch8" chart:values-cell-range-address="'Tabela przestawna_insort_k200_1'.H3:'Tabela przestawna_insort_k200_1'.H22" chart:label-cell-address="'Tabela przestawna_insort_k200_1'.H2:'Tabela przestawna_insort_k200_1'.H2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- porównania_insort</text:p>
                <draw:g>
                  <svg:desc>'Tabela przestawna_insort_k200_1'.C2:'Tabela przestawna_insort_k200_1'.C2</svg:desc>
                </draw:g>
              </table:table-cell>
              <table:table-cell office:value-type="string">
                <text:p>Średnia - porównania_quick</text:p>
                <draw:g>
                  <svg:desc>'Tabela przestawna_insort_k200_1'.H2:'Tabela przestawna_insort_k200_1'.H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abela przestawna_insort_k200_1'.A3:'Tabela przestawna_insort_k200_1'.A22</svg:desc>
                </draw:g>
              </table:table-cell>
              <table:table-cell office:value-type="float" office:value="0">
                <text:p>0</text:p>
                <draw:g>
                  <svg:desc>'Tabela przestawna_insort_k200_1'.C3:'Tabela przestawna_insort_k200_1'.C22</svg:desc>
                </draw:g>
              </table:table-cell>
              <table:table-cell office:value-type="float" office:value="0">
                <text:p>0</text:p>
                <draw:g>
                  <svg:desc>'Tabela przestawna_insort_k200_1'.H3:'Tabela przestawna_insort_k200_1'.H2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59">
                <text:p>2.59</text:p>
              </table:table-cell>
              <table:table-cell office:value-type="float" office:value="2.675">
                <text:p>2.6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635">
                <text:p>4.635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545">
                <text:p>7.545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.63">
                <text:p>10.63</text:p>
              </table:table-cell>
              <table:table-cell office:value-type="float" office:value="10.325">
                <text:p>10.3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.04">
                <text:p>14.04</text:p>
              </table:table-cell>
              <table:table-cell office:value-type="float" office:value="13.49">
                <text:p>13.4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.465">
                <text:p>18.465</text:p>
              </table:table-cell>
              <table:table-cell office:value-type="float" office:value="17.365">
                <text:p>17.36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3.165">
                <text:p>23.165</text:p>
              </table:table-cell>
              <table:table-cell office:value-type="float" office:value="20.575">
                <text:p>20.5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.87">
                <text:p>28.87</text:p>
              </table:table-cell>
              <table:table-cell office:value-type="float" office:value="24.535">
                <text:p>24.53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5.12">
                <text:p>35.12</text:p>
              </table:table-cell>
              <table:table-cell office:value-type="float" office:value="28.57">
                <text:p>28.5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1.73">
                <text:p>41.73</text:p>
              </table:table-cell>
              <table:table-cell office:value-type="float" office:value="32.515">
                <text:p>32.51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7.08">
                <text:p>47.08</text:p>
              </table:table-cell>
              <table:table-cell office:value-type="float" office:value="37.52">
                <text:p>37.5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5.225">
                <text:p>55.225</text:p>
              </table:table-cell>
              <table:table-cell office:value-type="float" office:value="42.275">
                <text:p>42.2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1.655">
                <text:p>61.655</text:p>
              </table:table-cell>
              <table:table-cell office:value-type="float" office:value="46.33">
                <text:p>46.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9.885">
                <text:p>69.885</text:p>
              </table:table-cell>
              <table:table-cell office:value-type="float" office:value="50.215">
                <text:p>50.21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0.8">
                <text:p>80.8</text:p>
              </table:table-cell>
              <table:table-cell office:value-type="float" office:value="55.025">
                <text:p>55.0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8.72">
                <text:p>88.72</text:p>
              </table:table-cell>
              <table:table-cell office:value-type="float" office:value="61.28">
                <text:p>61.2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7.81">
                <text:p>97.81</text:p>
              </table:table-cell>
              <table:table-cell office:value-type="float" office:value="64.195">
                <text:p>64.1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995">
                <text:p>108.995</text:p>
              </table:table-cell>
              <table:table-cell office:value-type="float" office:value="71.235">
                <text:p>71.2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9.013cm" xlink:href=".." xlink:type="simple" chart:class="chart:line" chart:style-name="ch1">
        <chart:title svg:x="4.345cm" svg:y="0.316cm" chart:style-name="ch2">
          <text:p>Ilość przestawień w zależności od n</text:p>
        </chart:title>
        <chart:legend chart:legend-position="end" svg:x="10.053cm" svg:y="3.958cm" style:legend-expansion="high" chart:style-name="ch3"/>
        <chart:plot-area chart:style-name="ch4" table:cell-range-address="'Tabela przestawna_insort_k200_1'.A2:'Tabela przestawna_insort_k200_1'.B10 'Tabela przestawna_insort_k200_1'.G2:'Tabela przestawna_insort_k200_1'.G10" chart:data-source-has-labels="both" svg:x="0.32cm" svg:y="1.275cm" svg:width="9.413cm" svg:height="7.558cm">
          <chartooo:coordinate-region svg:x="0.756cm" svg:y="1.474cm" svg:width="8.698cm" svg:height="6.712cm"/>
          <chart:axis chart:dimension="x" chart:name="primary-x" chart:style-name="ch5" chartooo:axis-type="auto">
            <chartooo:date-scale/>
            <chart:categories table:cell-range-address="'Tabela przestawna_insort_k200_1'.A3:'Tabela przestawna_insort_k200_1'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abela przestawna_insort_k200_1'.B3:'Tabela przestawna_insort_k200_1'.B10" chart:label-cell-address="'Tabela przestawna_insort_k200_1'.B2:'Tabela przestawna_insort_k200_1'.B2" chart:class="chart:line">
            <chart:data-point chart:repeated="8"/>
          </chart:series>
          <chart:series chart:style-name="ch8" chart:values-cell-range-address="'Tabela przestawna_insort_k200_1'.G3:'Tabela przestawna_insort_k200_1'.G10" chart:label-cell-address="'Tabela przestawna_insort_k200_1'.G2:'Tabela przestawna_insort_k200_1'.G2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- przestawienia_insort</text:p>
                <draw:g>
                  <svg:desc>'Tabela przestawna_insort_k200_1'.B2:'Tabela przestawna_insort_k200_1'.B2</svg:desc>
                </draw:g>
              </table:table-cell>
              <table:table-cell office:value-type="string">
                <text:p>Średnia - przestawienia_quick</text:p>
                <draw:g>
                  <svg:desc>'Tabela przestawna_insort_k200_1'.G2:'Tabela przestawna_insort_k200_1'.G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abela przestawna_insort_k200_1'.A3:'Tabela przestawna_insort_k200_1'.A10</svg:desc>
                </draw:g>
              </table:table-cell>
              <table:table-cell office:value-type="float" office:value="0">
                <text:p>0</text:p>
                <draw:g>
                  <svg:desc>'Tabela przestawna_insort_k200_1'.B3:'Tabela przestawna_insort_k200_1'.B10</svg:desc>
                </draw:g>
              </table:table-cell>
              <table:table-cell office:value-type="float" office:value="0">
                <text:p>0</text:p>
                <draw:g>
                  <svg:desc>'Tabela przestawna_insort_k200_1'.G3:'Tabela przestawna_insort_k200_1'.G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3">
                <text:p>0.73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325">
                <text:p>2.325</text:p>
              </table:table-cell>
              <table:table-cell office:value-type="float" office:value="3.245">
                <text:p>3.2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165">
                <text:p>4.165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185">
                <text:p>7.185</text:p>
              </table:table-cell>
              <table:table-cell office:value-type="float" office:value="7.145">
                <text:p>7.1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.355">
                <text:p>10.355</text:p>
              </table:table-cell>
              <table:table-cell office:value-type="float" office:value="9.495">
                <text:p>9.49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.615">
                <text:p>13.615</text:p>
              </table:table-cell>
              <table:table-cell office:value-type="float" office:value="11.825">
                <text:p>11.8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.06">
                <text:p>18.06</text:p>
              </table:table-cell>
              <table:table-cell office:value-type="float" office:value="14.685">
                <text:p>14.6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32cm" xlink:href=".." xlink:type="simple" chart:class="chart:line" chart:style-name="ch1">
        <chart:title svg:x="4.585cm" svg:y="0.316cm" chart:style-name="ch2">
          <text:p>Ilość porównań w zależności od n</text:p>
        </chart:title>
        <chart:legend chart:legend-position="end" svg:x="10.427cm" svg:y="3.968cm" style:legend-expansion="high" chart:style-name="ch3"/>
        <chart:plot-area chart:style-name="ch4" table:cell-range-address="'Tabela przestawna_insort_k200_1'.A2:'Tabela przestawna_insort_k200_1'.A10 'Tabela przestawna_insort_k200_1'.C2:'Tabela przestawna_insort_k200_1'.C10 'Tabela przestawna_insort_k200_1'.H2:'Tabela przestawna_insort_k200_1'.H10" chart:data-source-has-labels="both" svg:x="0.32cm" svg:y="1.275cm" svg:width="9.787cm" svg:height="7.577cm">
          <chartooo:coordinate-region svg:x="0.756cm" svg:y="1.474cm" svg:width="9.072cm" svg:height="6.731cm"/>
          <chart:axis chart:dimension="x" chart:name="primary-x" chart:style-name="ch5" chartooo:axis-type="auto">
            <chartooo:date-scale/>
            <chart:categories table:cell-range-address="'Tabela przestawna_insort_k200_1'.A3:'Tabela przestawna_insort_k200_1'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abela przestawna_insort_k200_1'.C3:'Tabela przestawna_insort_k200_1'.C10" chart:label-cell-address="'Tabela przestawna_insort_k200_1'.C2:'Tabela przestawna_insort_k200_1'.C2" chart:class="chart:line">
            <chart:data-point chart:repeated="8"/>
          </chart:series>
          <chart:series chart:style-name="ch8" chart:values-cell-range-address="'Tabela przestawna_insort_k200_1'.H3:'Tabela przestawna_insort_k200_1'.H10" chart:label-cell-address="'Tabela przestawna_insort_k200_1'.H2:'Tabela przestawna_insort_k200_1'.H2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- porównania_insort</text:p>
                <draw:g>
                  <svg:desc>'Tabela przestawna_insort_k200_1'.C2:'Tabela przestawna_insort_k200_1'.C2</svg:desc>
                </draw:g>
              </table:table-cell>
              <table:table-cell office:value-type="string">
                <text:p>Średnia - porównania_quick</text:p>
                <draw:g>
                  <svg:desc>'Tabela przestawna_insort_k200_1'.H2:'Tabela przestawna_insort_k200_1'.H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abela przestawna_insort_k200_1'.A3:'Tabela przestawna_insort_k200_1'.A10</svg:desc>
                </draw:g>
              </table:table-cell>
              <table:table-cell office:value-type="float" office:value="0">
                <text:p>0</text:p>
                <draw:g>
                  <svg:desc>'Tabela przestawna_insort_k200_1'.C3:'Tabela przestawna_insort_k200_1'.C10</svg:desc>
                </draw:g>
              </table:table-cell>
              <table:table-cell office:value-type="float" office:value="0">
                <text:p>0</text:p>
                <draw:g>
                  <svg:desc>'Tabela przestawna_insort_k200_1'.H3:'Tabela przestawna_insort_k200_1'.H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59">
                <text:p>2.59</text:p>
              </table:table-cell>
              <table:table-cell office:value-type="float" office:value="2.675">
                <text:p>2.6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635">
                <text:p>4.635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545">
                <text:p>7.545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.63">
                <text:p>10.63</text:p>
              </table:table-cell>
              <table:table-cell office:value-type="float" office:value="10.325">
                <text:p>10.3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.04">
                <text:p>14.04</text:p>
              </table:table-cell>
              <table:table-cell office:value-type="float" office:value="13.49">
                <text:p>13.4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.465">
                <text:p>18.465</text:p>
              </table:table-cell>
              <table:table-cell office:value-type="float" office:value="17.365">
                <text:p>17.3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